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left="36.00pt" fo:text-indent="0.00pt" fo:margin-bottom="10.00pt"/>
    </style:style>
    <text:list-style style:name="L5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left="36.00pt" fo:text-indent="0.00pt" fo:margin-bottom="10.00pt"/>
    </style:style>
    <style:style style:name="P8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Womens Self Defence</text:span></text:p>
      <text:p text:style-name="P1"><text:span text:style-name="T2">Attacks on women are increasing. The reality is that women are told not to dress a certain way or not to go out at a certain time as they are more likely to be targeted.<text:s text:c="2"/>Thus creating a victim blaming culture and is totally BS. </text:span></text:p>
      <text:p text:style-name="P1"><text:span text:style-name="T2">The best thing you can do for yourself is to learn self-defence. Most self-defence classes sugar coat dangerous situations but not me. I’m not going to tell you that you will be Jackie Chan at the end of the course, nor am I going to tell you that one kick to the groin will end the fight, I’m going to teach you how to survive.<text:s text:c="2"/></text:span></text:p>
      <text:p text:style-name="P1"><text:span text:style-name="T2">Our classes cover real life situations which include (but not limited to) defending against sexual attacks, hair grabs, wrist grabs and weapon defence. </text:span></text:p>
      <text:p text:style-name="P1"><text:span text:style-name="T2">I believe anyone can learn self-defence regardless of size, strength and ability and these techniques are proven to work against bigger, stronger opponents.</text:span></text:p>
      <text:p text:style-name="P1"><text:span text:style-name="T3">Meet your instructor</text:span></text:p>
      <text:p text:style-name="P1"><text:span text:style-name="T4">Jasmine Ahmed has been privately training in Gracie Jiu Jitsu under Sacha King (who is the only Gracie academy black belt in Europe) since 2015. She has achieved a Gracie Women Empowered Pink belt and is the second woman in the UK to do so. </text:span></text:p>
      <text:p text:style-name="P1"><text:span text:style-name="T4">Jasmine has always had an interest in self-defence and would like to continue her training in Gracie Jiu Jitsu and learn other martial arts. </text:span></text:p>
      <text:p text:style-name="P1"><text:span text:style-name="T5">Classes</text:span></text:p>
      <text:p text:style-name="P1"><text:span text:style-name="T6">Leeds Grand Mosque</text:span></text:p>
      <text:p text:style-name="P1"><text:span text:style-name="T6">10am-11am saturdays</text:span></text:p>
      <text:p text:style-name="P1"><text:span text:style-name="T6">11:15am-12:15pm saturdays</text:span></text:p>
      <text:p text:style-name="P1"><text:span text:style-name="T6">14+ only </text:span></text:p>
      <text:p text:style-name="P1"><text:span text:style-name="T7">Prices</text:span></text:p>
      <text:p text:style-name="P1"><text:span text:style-name="T8">4 classes a month = £16 a month</text:span></text:p>
      <text:p text:style-name="P1"><text:span text:style-name="T8">unlimited classes a month = £25 a month</text:span></text:p>
      <text:p text:style-name="P1"><text:span text:style-name="T8">Pay by standing order or direct debit. </text:span></text:p>
      <text:p text:style-name="P1"><text:span text:style-name="T8"/></text:p>
      <text:p text:style-name="P1"><text:span text:style-name="T9">Private classes </text:span></text:p>
      <text:p text:style-name="P1"><text:span text:style-name="T10"><text:s/>Benefits of training privately are:</text:span></text:p>
      <text:list text:style-name="L2">
        <text:list-item>
          <text:p text:style-name="P2"><text:span text:style-name="T10">Learn advanced techniques not available on the curriculum</text:span></text:p>
        </text:list-item>
        <text:list-item>
          <text:p text:style-name="P2"><text:span text:style-name="T10">Learn at your own pace</text:span></text:p>
        </text:list-item>
        <text:list-item>
          <text:p text:style-name="P2"><text:span text:style-name="T10">Train with the second woman who has achieved Pink Belt in the UK from the Gracie Academy.</text:span></text:p>
        </text:list-item>
        <text:list-item>
          <text:p text:style-name="P2"><text:span text:style-name="T10">Train to complement your group class training</text:span></text:p>
        </text:list-item>
        <text:list-item>
          <text:p text:style-name="P2"><text:span text:style-name="T10">Train to suit your needs </text:span></text:p>
        </text:list-item>
      </text:list>
      <text:p text:style-name="P3"><text:span text:style-name="T11">Companies, Public Services and Education</text:span></text:p>
      <text:p text:style-name="P4"><text:span text:style-name="T12">Jasmine can come to you for either half a day or a full day to teach self-defence. </text:span></text:p>
      <text:p text:style-name="P4"><text:span text:style-name="T12">Benefits include:</text:span></text:p>
      <text:list text:style-name="L5">
        <text:list-item>
          <text:p text:style-name="P5"><text:span text:style-name="T12">Increased Teamwork</text:span></text:p>
        </text:list-item>
        <text:list-item>
          <text:p text:style-name="P5"><text:span text:style-name="T12">Increased confidence</text:span></text:p>
        </text:list-item>
        <text:list-item>
          <text:p text:style-name="P5"><text:span text:style-name="T12">Interesting PE lesson</text:span></text:p>
        </text:list-item>
        <text:list-item>
          <text:p text:style-name="P5"><text:span text:style-name="T12">Learn Self Defence skills</text:span></text:p>
        </text:list-item>
      </text:list>
      <text:p text:style-name="P6"><text:span text:style-name="T12">Jasmine is First Aid Trained; DBS checked, personal insured and is committed to safeguarding.</text:span></text:p>
      <text:p text:style-name="P6"><text:span text:style-name="T12">*Contact for arrangements and prices. </text:span></text:p>
      <text:p text:style-name="P7"><text:span text:style-name="T13"/></text:p>
      <text:p text:style-name="P7"><text:span text:style-name="T14">Got Anxiety ?</text:span></text:p>
      <text:p text:style-name="P7"><text:span text:style-name="T15">Having Anxiety is challenging at times, especially trying something new. At Khawlah Academy, we are committed to helping everyone and accommodating everyone.<text:s text:c="2"/>Those with anxiety and not wishing to participate in group classes can train privately with a group class membership instead of a private membership. This means you can train in a more comfortable environment without paying more. </text:span></text:p>
      <text:p text:style-name="P7"><text:span text:style-name="T15">*Doctors note required.</text:span></text:p>
      <text:p text:style-name="P8"><text:span text:style-name="T16">Contact</text:span></text:p>
      <text:p text:style-name="P8"><text:span text:style-name="T16">Leeds classes</text:span></text:p>
      <text:p text:style-name="P8"><text:span text:style-name="T17">Leeds Grand Mosque</text:span><text:span text:style-name="T18"/></text:p>
      <text:p text:style-name="P8"><text:span text:style-name="T19">9 Woodsley Road, </text:span></text:p>
      <text:p text:style-name="P8"><text:span text:style-name="T19">Leeds, </text:span></text:p>
      <text:p text:style-name="P8"><text:span text:style-name="T19">West Yorkshire,</text:span></text:p>
      <text:p text:style-name="P8"><text:span text:style-name="T19"><text:s/>LS6 1SN</text:span></text:p>
      <text:p text:style-name="P8"><text:span text:style-name="T19">Toilet facilities are available. </text:span></text:p>
      <text:p text:style-name="P8"><text:span text:style-name="T19">khawlahacademy@yahoo.com</text:span></text:p>
      <text:p text:style-name="P8"><text:span text:style-name="T20"/></text:p>
      <text:p text:style-name="P8"><text:span text:style-name="T20"/></text:p>
      <text:p text:style-name="P8"><text:span text:style-name="T2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